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104cm" fo:margin-left="-0.076cm" table:align="left" style:writing-mode="lr-tb"/>
    </style:style>
    <style:style style:name="Table1.A" style:family="table-column">
      <style:table-column-properties style:column-width="8.939cm"/>
    </style:style>
    <style:style style:name="Table1.B" style:family="table-column">
      <style:table-column-properties style:column-width="0.358cm"/>
    </style:style>
    <style:style style:name="Table1.C" style:family="table-column">
      <style:table-column-properties style:column-width="1.312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1.75cm"/>
    </style:style>
    <style:style style:name="Table1.F" style:family="table-column">
      <style:table-column-properties style:column-width="2.002cm"/>
    </style:style>
    <style:style style:name="Table1.G" style:family="table-column">
      <style:table-column-properties style:column-width="0.998cm"/>
    </style:style>
    <style:style style:name="Table1.H" style:family="table-column">
      <style:table-column-properties style:column-width="2.866cm"/>
    </style:style>
    <style:style style:name="Table1.I" style:family="table-column">
      <style:table-column-properties style:column-width="0.325cm"/>
    </style:style>
    <style:style style:name="Table1.J" style:family="table-column">
      <style:table-column-properties style:column-width="8.55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49cm" fo:padding-right="0.049cm" fo:padding-top="0cm" fo:padding-bottom="0cm" fo:border="0.035cm solid #000000" style:writing-mode="lr-tb">
        <style:background-image/>
      </style:table-cell-properties>
    </style:style>
    <style:style style:name="Table1.2" style:family="table-row">
      <style:table-row-properties style:min-row-height="0.101cm" style:keep-together="false" fo:keep-together="always"/>
    </style:style>
    <style:style style:name="Table1.A2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Table1.J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none" style:writing-mode="lr-tb"/>
    </style:style>
    <style:style style:name="Table1.A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18cm solid #000000" style:writing-mode="lr-tb"/>
    </style:style>
    <style:style style:name="Table1.E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A8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none" style:writing-mode="lr-tb"/>
    </style:style>
    <style:style style:name="Table1.J9" style:family="table-cell">
      <style:table-cell-properties style:vertical-align="top" fo:background-color="#e5e5e5" fo:padding-left="0.049cm" fo:padding-right="0.049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1.J11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0.018cm solid #000000" style:writing-mode="lr-tb"/>
    </style:style>
    <style:style style:name="Table1.J1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E1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Table1.J19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none" style:writing-mode="lr-tb"/>
    </style:style>
    <style:style style:name="Table1.J20" style:family="table-cell">
      <style:table-cell-properties style:vertical-align="top" fo:padding-left="0.049cm" fo:padding-right="0.049cm" fo:padding-top="0cm" fo:padding-bottom="0cm" fo:border="0.035cm solid #000000" style:writing-mode="lr-tb"/>
    </style:style>
    <style:style style:name="Table1.C27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Table1.C28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Table1.C30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A42" style:family="table-cell">
      <style:table-cell-properties style:vertical-align="top" fo:padding-left="0.049cm" fo:padding-right="0.049cm" fo:padding-top="0cm" fo:padding-bottom="0cm" fo:border-left="0.035cm solid #000000" fo:border-right="none" fo:border-top="0.002cm solid #000000" fo:border-bottom="0.002cm solid #000000" style:writing-mode="lr-tb"/>
    </style:style>
    <style:style style:name="Table1.A4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1.C43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Table1.J43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28.497cm" fo:margin-left="-0.217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.279cm"/>
    </style:style>
    <style:style style:name="Table2.C" style:family="table-column">
      <style:table-column-properties style:column-width="1.485cm"/>
    </style:style>
    <style:style style:name="Table2.D" style:family="table-column">
      <style:table-column-properties style:column-width="1.487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7.001cm"/>
    </style:style>
    <style:style style:name="Table2.G" style:family="table-column">
      <style:table-column-properties style:column-width="6.251cm"/>
    </style:style>
    <style:style style:name="Table2.H" style:family="table-column">
      <style:table-column-properties style:column-width="4.803cm"/>
    </style:style>
    <style:style style:name="Table2.1" style:family="table-row">
      <style:table-row-properties style:min-row-height="1.235cm" style:keep-together="false" fo:keep-together="always"/>
    </style:style>
    <style:style style:name="Table2.A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2" style:family="table-row">
      <style:table-row-properties style:min-row-height="1.473cm" style:keep-together="false" fo:keep-together="always"/>
    </style:style>
    <style:style style:name="Table2.E2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2.3" style:family="table-row">
      <style:table-row-properties style:keep-together="false" fo:keep-together="always"/>
    </style:style>
    <style:style style:name="Table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C3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E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H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2.5" style:family="table-row">
      <style:table-row-properties style:min-row-height="0.716cm" style:keep-together="false" fo:keep-together="always"/>
    </style:style>
    <style:style style:name="Table2.C5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H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none" style:writing-mode="lr-tb"/>
    </style:style>
    <style:style style:name="Table2.9" style:family="table-row">
      <style:table-row-properties style:min-row-height="0.342cm" style:keep-together="false" fo:keep-together="always"/>
    </style:style>
    <style:style style:name="Table2.B9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H1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.C16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A2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B31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02cm solid #000000" style:writing-mode="lr-tb"/>
    </style:style>
    <style:style style:name="Table2.H3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e2.G34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.06cm" fo:text-indent="0cm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.199cm" fo:margin-right="0.199cm" fo:text-indent="0cm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Heading_20_1">
      <style:text-properties fo:font-size="9pt" style:font-size-asian="9pt" style:font-size-complex="9pt"/>
    </style:style>
    <style:style style:name="P13" style:family="paragraph" style:parent-style-name="Heading_20_2">
      <style:text-properties fo:font-size="9pt" style:font-size-asian="9pt" style:font-size-complex="9pt"/>
    </style:style>
    <style:style style:name="P14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Heading_20_3">
      <style:text-properties fo:font-size="9pt" style:font-size-asian="9pt" style:font-size-complex="9pt"/>
    </style:style>
    <style:style style:name="P16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17" style:family="paragraph" style:parent-style-name="Heading_20_4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1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2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43" office:value-type="string">
            <text:p text:style-name="P2">2D weak 2 in M or 22-23 bal</text:p>
          </table:table-cell>
          <table:table-cell table:style-name="Table1.J1" office:value-type="string">
            <text:h text:style-name="P15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5">OVERCALLS (Style: Responses: 1 / 2 <text:s/>Level; Reopening)</text:p>
          </table:table-cell>
          <table:covered-table-cell/>
          <table:table-cell table:style-name="Table1.A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If not lead-directing quite solid</text:p>
          </table:table-cell>
          <table:covered-table-cell/>
          <table:table-cell table:style-name="Table1.A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2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3">High from 2; 2<text:span text:style-name="T4">nd</text:span> from xxx; 3<text:span text:style-name="T4">rd</text:span>/5<text:span text:style-name="T4">th</text:span> from honor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NCBO: <text:s/>ROMANI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N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PLAYERS: <text:s text:c="2"/>Akos ORDOGl Alfred SILBERBERG; Andrei DAIAN; Diana GRIGORE; -Rainer RETZLER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bseq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A2" table:number-columns-spanned="6" office:value-type="string">
            <text:h text:style-name="P13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5" text:outline-level="3">SYSTEM SUMMARY</text:h>
          </table:table-cell>
        </table:table-row>
        <table:table-row table:style-name="Table1.1">
          <table:table-cell table:style-name="Table1.A3" office:value-type="string">
            <text:p text:style-name="P3">Direct: <text:s/>15-17, system on;</text:p>
          </table:table-cell>
          <table:covered-table-cell/>
          <table:table-cell table:style-name="Table1.A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Vs. Suit</text:p>
          </table:table-cell>
          <table:covered-table-cell/>
          <table:table-cell table:style-name="Table1.E3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A4" table:number-columns-spanned="2" office:value-type="string">
            <text:p text:style-name="P1">Ace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4" office:value-type="string">
            <text:p text:style-name="P3">Asks for strength</text:p>
          </table:table-cell>
          <table:covered-table-cell/>
          <table:table-cell table:style-name="Table1.A4" table:number-columns-spanned="2" office:value-type="string">
            <text:p text:style-name="P1">King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12" office:value-type="string">
            <text:p text:style-name="P3">Natural, <text:s/>2/1 except 1D-2C which is inv+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Queen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12" office:value-type="string">
            <text:p text:style-name="P3">Multi, Muideberg openings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Jack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JUMP OVERCALLS (Style; Responses; Unusual NT) </text:p>
          </table:table-cell>
          <table:covered-table-cell/>
          <table:table-cell table:style-name="Table1.A4" table:number-columns-spanned="2" office:value-type="string">
            <text:p text:style-name="P1">10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(1M)-2N=ms; (1m)-2N = om+M; 1X-3X asks for stop</text:p>
          </table:table-cell>
          <table:covered-table-cell/>
          <table:table-cell table:style-name="Table1.A4" table:number-columns-spanned="2" office:value-type="string">
            <text:p text:style-name="P1">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Hi-X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A2" table:number-columns-spanned="6" office:value-type="string">
            <text:h text:style-name="P13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DIRECT &amp; JUMP CUE BIDS (Style; Response; Reopen)</text:p>
          </table:table-cell>
          <table:covered-table-cell/>
          <table:table-cell table:style-name="Table1.A3" office:value-type="string">
            <text:p text:style-name="P3"/>
          </table:table-cell>
          <table:table-cell table:style-name="Table1.E3" table:number-columns-spanned="2" office:value-type="string">
            <text:p text:style-name="P1">Partner’s Lead</text:p>
          </table:table-cell>
          <table:covered-table-cell/>
          <table:table-cell table:style-name="Table1.E3" table:number-columns-spanned="2" office:value-type="string">
            <text:p text:style-name="P8">Declarer’s Lead</text:p>
          </table:table-cell>
          <table:covered-table-cell/>
          <table:table-cell table:style-name="Table1.E3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3" text:outline-level="2">SPECIAL BIDS THAT MAY REQUIRE DEFENSE</text:h>
          </table:table-cell>
        </table:table-row>
        <table:table-row table:style-name="Table1.1">
          <table:table-cell table:style-name="Table1.A3" office:value-type="string">
            <text:p text:style-name="P3">2 level= the most majors; 3-level asks for stop</text:p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3" table:number-columns-spanned="2" office:value-type="string">
            <text:p text:style-name="P3">count</text:p>
          </table:table-cell>
          <table:covered-table-cell/>
          <table:table-cell table:style-name="Table1.E3" office:value-type="string">
            <text:p text:style-name="P3">Odd/even</text:p>
          </table:table-cell>
          <table:covered-table-cell/>
          <table:table-cell table:style-name="Table1.J11" office:value-type="string">
            <text:p text:style-name="P3">2D weak 2 in M or 22-23 bal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Suit 2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2M = <text:s/>5M+(4+)m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3</text:p>
          </table:table-cell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office:value-type="string">
            <text:p text:style-name="P3">lavinthal</text:p>
          </table:table-cell>
          <table:covered-table-cell/>
          <table:table-cell table:style-name="Table1.J12" office:value-type="string">
            <text:p text:style-name="P3">Not focing</text:p>
          </table:table-cell>
        </table:table-row>
        <table:table-row table:style-name="Table1.1">
          <table:table-cell table:style-name="Table1.A2" office:value-type="string">
            <text:p text:style-name="P5">VS. NT (vs. Strong/Weak; Reopening;PH)</text:p>
          </table:table-cell>
          <table:covered-table-cell/>
          <table:table-cell table:style-name="Table1.A4" office:value-type="string">
            <text:p text:style-name="P4">NT 2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X= 4M+(5+)m; 2C=Ms(5-4 either), 2D=one M, 2M=M+m, 2N=ms</text:p>
          </table:table-cell>
          <table:covered-table-cell/>
          <table:table-cell table:style-name="Table1.A8" office:value-type="string">
            <text:p text:style-name="P4">3</text:p>
          </table:table-cell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office:value-type="string">
            <text:p text:style-name="P3"/>
          </table:table-cell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>On 1NT that can't have 14 HCP, X is penalty-oriented</text:p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2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5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VS.PREEMTS (Doubles; Cue-bids; Jumps; NT Bids)</text:p>
          </table:table-cell>
          <table:covered-table-cell/>
          <table:table-cell table:style-name="Table1.A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covered-table-cell/>
          <table:table-cell table:style-name="Table1.A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3" text:outline-level="2">SPECIAL FORCING PASS SEQUENCES</text:h>
          </table:table-cell>
        </table:table-row>
        <table:table-row table:style-name="Table1.1">
          <table:table-cell table:style-name="Table1.A3" office:value-type="string">
            <text:p text:style-name="P3">Vs 1C: under 2N every bid has the suit above (exclusive) OR the </text:p>
          </table:table-cell>
          <table:covered-table-cell/>
          <table:table-cell table:style-name="Table1.C27" table:number-columns-spanned="6" office:value-type="string">
            <text:h text:style-name="P17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4" office:value-type="string">
            <text:p text:style-name="P3">ones below; 1S/2S are rounded or pointed</text:p>
          </table:table-cell>
          <table:covered-table-cell/>
          <table:table-cell table:style-name="Table1.C2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>Vs 2C=natural </text:p>
          </table:table-cell>
          <table:covered-table-cell/>
          <table:table-cell table:style-name="Table1.A4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P13" text:outline-level="2">OVER OPPONENTS’ TAKEOUT DOUBLE</text:h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3" text:outline-level="2">IMPORTANT NOTES</text:h>
          </table:table-cell>
        </table:table-row>
        <table:table-row table:style-name="Table1.1">
          <table:table-cell table:style-name="Table1.B1" office:value-type="string">
            <text:p text:style-name="P3">1M-(X)_- transfers from 1N through 2M; 1m-(X)-natural</text:p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9">OPENING</text:p>
          </table:table-cell>
          <table:table-cell table:style-name="Table2.B1" table:number-rows-spanned="2" office:value-type="string">
            <text:p text:style-name="P9"><text:s text:c="4"/>TICK IF</text:p>
            <text:p text:style-name="P9">ARTIFICIAL </text:p>
          </table:table-cell>
          <table:table-cell table:style-name="Table2.B1" table:number-rows-spanned="2" office:value-type="string">
            <text:p text:style-name="P9">MIN. NO. OF CARDS</text:p>
          </table:table-cell>
          <table:table-cell table:style-name="Table2.B1" table:number-rows-spanned="2" office:value-type="string">
            <text:p text:style-name="P9">NEG.DBL THRU</text:p>
          </table:table-cell>
          <table:table-cell table:style-name="Table2.E1" table:number-columns-spanned="4" office:value-type="string">
            <text:h text:style-name="P16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B3" office:value-type="string">
            <text:p text:style-name="P3">4H</text:p>
          </table:table-cell>
          <table:table-cell table:style-name="Table2.E3" office:value-type="string">
            <text:p text:style-name="P3">Natural or “primary” clubs in</text:p>
          </table:table-cell>
          <table:table-cell table:style-name="Table2.E3" office:value-type="string">
            <text:p text:style-name="P3">Natural; 2C is inverted minors; weak 2s on 2-level</text:p>
          </table:table-cell>
          <table:table-cell table:style-name="Table2.A3" office:value-type="string">
            <text:p text:style-name="P3">1C-1X-1Y=&gt; 2C ask for 2D, to pass or invite;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11-14/18-19 bal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2D=GF; 2N ask for 3C, to pass or GF</text:p>
          </table:table-cell>
          <table:table-cell table:style-name="Table2.H4" office:value-type="string">
            <text:p text:style-name="P3"/>
          </table:table-cell>
        </table:table-row>
        <table:table-row table:style-name="Table2.5">
          <table:table-cell table:style-name="Table2.A4" office:value-type="string">
            <text:p text:style-name="Standard"><text:span text:style-name="T1">1</text:span><text:span text:style-name="T6"></text:span></text:p>
          </table:table-cell>
          <table:table-cell table:style-name="Table2.B4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B4" office:value-type="string">
            <text:p text:style-name="P3">4H</text:p>
          </table:table-cell>
          <table:table-cell table:style-name="Table2.B4" office:value-type="string">
            <text:p text:style-name="P3">Natural or “primary” diamonds in 11-14/18-19 bal</text:p>
          </table:table-cell>
          <table:table-cell table:style-name="Table2.B4" office:value-type="string">
            <text:p text:style-name="P3">Natural, 2C is F1, 2D is <text:s/>F1</text:p>
          </table:table-cell>
          <table:table-cell table:style-name="Table2.B4" office:value-type="string">
            <text:p text:style-name="P3">1C-1X-1Y=&gt; 2C ask for 2D, to pass or invite;</text:p>
            <text:p text:style-name="P3">2D=GF; 2N ask for 3C, to pass or GF; Hydra, see supplimentary sheet</text:p>
          </table:table-cell>
          <table:table-cell table:style-name="Table2.H4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</text:span></text:p>
          </table:table-cell>
          <table:table-cell table:style-name="Table2.C3" office:value-type="float" office:value="5">
            <text:p text:style-name="P3">5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D</text:p>
          </table:table-cell>
          <table:table-cell table:style-name="Table2.B3" office:value-type="string">
            <text:p text:style-name="P3">nat</text:p>
          </table:table-cell>
          <table:table-cell table:style-name="Table2.B3" office:value-type="string">
            <text:p text:style-name="P3">2C/D=GF, 2S=weak; desceding Bergen and Jacoby; 3N =5 card raise with some values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>2C is drury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9">
          <table:table-cell table:style-name="Table2.A4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4H</text:p>
          </table:table-cell>
          <table:table-cell table:style-name="Table2.B8" office:value-type="string">
            <text:p text:style-name="P3">nat</text:p>
          </table:table-cell>
          <table:table-cell table:style-name="Table2.B8" office:value-type="string">
            <text:p text:style-name="P3">1S-2H=NF: see 1H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INT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4H</text:p>
          </table:table-cell>
          <table:table-cell table:style-name="Table2.E3" office:value-type="string">
            <text:p text:style-name="P3">15-17 (semi)balanced</text:p>
          </table:table-cell>
          <table:table-cell table:style-name="Table2.E3" office:value-type="string">
            <text:p text:style-name="P3">2D/H=trasf; 2C=Stayman; 2S=clubs</text:p>
          </table:table-cell>
          <table:table-cell table:style-name="Table2.E3" office:value-type="string">
            <text:p text:style-name="P3"/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N=D; 3C/D=minors; 3M=singleton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</text:span></text:p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H</text:p>
          </table:table-cell>
          <table:table-cell table:style-name="Table2.B11" office:value-type="string">
            <text:p text:style-name="P3">strong</text:p>
          </table:table-cell>
          <table:table-cell table:style-name="Table2.B11" office:value-type="string">
            <text:p text:style-name="P3">2D waiting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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 in a major or 22-23</text:p>
          </table:table-cell>
          <table:table-cell table:style-name="Table2.B11" office:value-type="string">
            <text:p text:style-name="P3">2H/2S/3H= P/C; 4C ask for trsf; 4D ask for suite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semi)balanced</text:p>
          </table:table-cell>
          <table:table-cell table:style-name="Table2.B11" office:value-type="string">
            <text:p text:style-name="P3">2N strong relay; 3S =invite; 3m=NF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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H+(4+)m</text:p>
          </table:table-cell>
          <table:table-cell table:style-name="Table2.B11" office:value-type="string">
            <text:p text:style-name="P3">3C and 2N are relays; 2S = NF; 3D=NF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S+(4+)m</text:p>
          </table:table-cell>
          <table:table-cell table:style-name="Table2.B11" office:value-type="string">
            <text:p text:style-name="P3">3C and 2N are relays; 3D/H=NF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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20-21 bal/semi-bal</text:p>
          </table:table-cell>
          <table:table-cell table:style-name="Table2.B3" office:value-type="string">
            <text:p text:style-name="P3">3C=Puppet; 3D/H/S/N and 4C are trsf; 4M is short</text:p>
          </table:table-cell>
          <table:table-cell table:style-name="Table2.B3" office:value-type="string">
            <text:p text:style-name="P3">Can superaccept trsf</text:p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2NT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H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With minors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Standard"><text:span text:style-name="T1">3</text:span><text:span text:style-name="T6">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D is ace-ask</text:p>
          </table:table-cell>
          <table:table-cell table:style-name="Table2.B8" office:value-type="string">
            <text:p text:style-name="P3">4H=0-1; 4S=1+Q; 4N=2; 5C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</text:span>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Preemptive</text:p>
          </table:table-cell>
          <table:table-cell table:style-name="Table2.E3" office:value-type="string">
            <text:p text:style-name="P3">4C is ace-ask</text:p>
          </table:table-cell>
          <table:table-cell table:style-name="Table2.E3" office:value-type="string">
            <text:p text:style-name="P3">4D=0-1; 4H=1+Q; 4S=2; 4N=2+Q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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C is ace-ask</text:p>
          </table:table-cell>
          <table:table-cell table:style-name="Table2.B8" office:value-type="string">
            <text:p text:style-name="P3">4D=0-1; 4H=1+Q; 4S=2; 4N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3</text:span><text:span text:style-name="T6">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4C is ace-ask</text:p>
          </table:table-cell>
          <table:table-cell table:style-name="Table2.B11" office:value-type="string">
            <text:p text:style-name="P3">4D=0-1; 4H=1+Q; 4S=2; 4N=2+Q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3NT</text:p>
          </table:table-cell>
          <table:table-cell table:style-name="Table2.B11" office:value-type="string">
            <text:p text:style-name="P3">x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Gambling; solid 7 card minor</text:p>
          </table:table-cell>
          <table:table-cell table:style-name="Table2.B11" office:value-type="string">
            <text:p text:style-name="P3">4M to play; 4/5/6/7 clubs=pass/corect; 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D=ask shorness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Standard"><text:span text:style-name="T1">4</text:span><text:span text:style-name="T6">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RKCB and anti-q-bidș 4M is to play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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preemptive</text:p>
          </table:table-cell>
          <table:table-cell table:style-name="Table2.B3" office:value-type="string">
            <text:p text:style-name="P3">RKCB and anti-q-bid; 4M is to play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1">4NT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minors</text:p>
          </table:table-cell>
          <table:table-cell table:style-name="Table2.B3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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G34" table:number-columns-spanned="2" office:value-type="string">
            <text:h text:style-name="P14" text:outline-level="2">HIGH LEVEL BIDDING</text:h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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H6" table:number-columns-spanned="2" office:value-type="string">
            <text:p text:style-name="P3">5M and 5N are Josephne for small/grand slam. 4N or sometimes 4m are RKCB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H</text:p>
          </table:table-cell>
          <table:table-cell table:style-name="Table2.B31" office:value-type="string">
            <text:p text:style-name="P3">Pass, 6H, 7H</text:p>
          </table:table-cell>
          <table:table-cell table:style-name="Table2.H31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S</text:p>
          </table:table-cell>
          <table:table-cell table:style-name="Table2.B31" office:value-type="string">
            <text:p text:style-name="P3">Pass, 6S, 7S</text:p>
          </table:table-cell>
          <table:table-cell table:style-name="Table2.H31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H31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><text:soft-page-break/></text:p>
      <text:p text:style-name="P1">2M-2N=&gt; 3C=clubs, 3D=diamonds; 3H=c5lubs, maximum hand; 3S=5 diamonds, maximum hand; 3N=6H, 5m; 4=5H-6m</text:p>
      <text:p text:style-name="P1">2M-2N-3m-3oM= natural invite</text:p>
      <text:p text:style-name="P7"/>
      <text:p text:style-name="P7">1M-3C is limit raise</text:p>
      <text:p text:style-name="P7">1M-3D is mixed raise</text:p>
      <text:p text:style-name="P7">1M-3M is weak with f4</text:p>
      <text:p text:style-name="P7">1M-4M is weak with f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81cm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75cm" fo:margin-right="0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                                      </dc:title>
    <meta:initial-creator>Investec Bank Limited</meta:initial-creator>
    <meta:creation-date>2013-09-20T08:19:00</meta:creation-date>
    <dc:creator>r r</dc:creator>
    <dc:date>2017-06-21T05:06:13.14</dc:date>
    <meta:print-date>2004-03-12T14:51:00</meta:print-date>
    <meta:editing-cycles>21</meta:editing-cycles>
    <meta:editing-duration>PT1H49M24S</meta:editing-duration>
    <meta:generator>OpenOffice/4.1.3$Win32 OpenOffice.org_project/413m1$Build-9783</meta:generator>
    <meta:document-statistic meta:table-count="2" meta:image-count="0" meta:object-count="0" meta:page-count="3" meta:paragraph-count="231" meta:word-count="795" meta:character-count="4365"/>
  </office:meta>
</office:document-meta>
</file>